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ressedFileFileProvider.CompressedFile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Provider.doCreateFileSystem( final String scheme , final FileObject fil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